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7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2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3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4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5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6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7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8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P19" style:parent-style-name="Normal" style:family="paragraph">
      <style:text-properties fo:font-weight="bold" style:font-weight-asian="bold" style:font-weight-complex="bold" fo:color="#FF0000" fo:font-size="12pt" style:font-size-asian="12pt" style:font-size-complex="12pt"/>
    </style:style>
    <style:style style:name="T20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</office:automatic-styles>
  <office:body>
    <office:text text:use-soft-page-breaks="true">
      <text:p text:style-name="P1">Demande de récupération de colis retourné</text:p>
      <text:p text:style-name="Normal">Je soussigne Othmane Boujja portant le numéro de CIN AA48047 résidant à Avenue al Majd Rés Riyad al Majd IMM 08 APPT 01 CYM RABAT, vouloir retourner les colis mise à votre disposition mentionné ci-dessous :</text:p>
      <text:p text:style-name="P2">PWC1401MA85</text:p>
      <text:p text:style-name="P3">PWC1401MA76</text:p>
      <text:p text:style-name="P4">PWC1401MA81</text:p>
      <text:p text:style-name="P5">PWC1401MA77</text:p>
      <text:p text:style-name="P6">PWC1401M183</text:p>
      <text:p text:style-name="P7">PWC1401MA49</text:p>
      <text:p text:style-name="P8">PWC1401MA52</text:p>
      <text:p text:style-name="P9">PWC1401MA54</text:p>
      <text:p text:style-name="P10">PWC1401MA58</text:p>
      <text:p text:style-name="P11">PWC1401MA59</text:p>
      <text:p text:style-name="P12">PWC1401MA61</text:p>
      <text:p text:style-name="P13">PWC1401MA62</text:p>
      <text:p text:style-name="P14">PWC1401MA63</text:p>
      <text:p text:style-name="P15">PWC1401MA64</text:p>
      <text:p text:style-name="P16">PWC1401MA65</text:p>
      <text:p text:style-name="P17">PWC1401MA67</text:p>
      <text:p text:style-name="P18">PWC1401MA70</text:p>
      <text:p text:style-name="P19">PWC1401MA88</text:p>
      <text:p text:style-name="Normal"><text:span text:style-name="T20">PWC1401MA89</text:span></text:p>
      <text:p text:style-name="Normal"/>
      <text:p text:style-name="Normal">Merci Mesdames et Monsieur de bien vouloir m’informer de la situation des colis et de la date auxquelles je pourrai les recevoir à Casablanca ou à Rabat a mon adresse de<text:s/>résidence.</text:p>
      <text:p text:style-name="Normal">Cordialement,</text:p>
      <text:p text:style-name="Normal">Othmane boujj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thmane boujja</meta:initial-creator>
    <dc:creator>othmane boujja</dc:creator>
    <meta:creation-date>2020-12-22T11:47:00Z</meta:creation-date>
    <dc:date>2020-12-22T11:47:00Z</dc:date>
    <meta:template xlink:href="Normal" xlink:type="simple"/>
    <meta:editing-cycles>2</meta:editing-cycles>
    <meta:editing-duration>PT180S</meta:editing-duration>
    <meta:document-statistic meta:page-count="1" meta:paragraph-count="1" meta:word-count="105" meta:character-count="687" meta:row-count="4" meta:non-whitespace-character-count="583"/>
  </office:meta>
</office:document-meta>
</file>